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a56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b051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rsid="0018e475" officeooo:paragraph-rsid="002d2719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1a565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2c447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c447b" officeooo:paragraph-rsid="002c447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d2719" officeooo:paragraph-rsid="002d271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d2719" officeooo:paragraph-rsid="002e1d3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8ee7b" officeooo:paragraph-rsid="0028ee7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solid" draw:fill-color="#e6e6e6"/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 fo:background-color="#e6e6e6">
        <style:tab-stops/>
      </style:paragraph-properties>
      <style:text-properties fo:font-size="11pt" style:text-underline-style="none" fo:font-weight="bold" officeooo:rsid="002c447b" officeooo:paragraph-rsid="00318861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color="#7a0874" style:font-name="Arial" fo:font-size="11pt" style:text-underline-style="none" fo:font-weight="bold" officeooo:rsid="0029ef83" officeooo:paragraph-rsid="0027d8ae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 style:page-number="auto" fo:keep-with-next="always">
        <style:tab-stops/>
      </style:paragraph-properties>
      <style:text-properties fo:font-size="11pt" style:text-underline-style="none" fo:font-weight="normal" officeooo:rsid="002c447b" officeooo:paragraph-rsid="002c447b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5d13f" officeooo:paragraph-rsid="0025d13f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5d13f" officeooo:paragraph-rsid="002c447b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0c046" officeooo:paragraph-rsid="0032731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7d8ae" officeooo:paragraph-rsid="0028ee7b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007826" style:font-name="Arial" fo:font-size="11pt" style:text-underline-style="none" fo:font-weight="normal" officeooo:rsid="00328332" officeooo:paragraph-rsid="0027d8ae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007826" style:font-name="Arial" fo:font-size="11pt" style:text-underline-style="none" fo:font-weight="normal" officeooo:rsid="00328332" officeooo:paragraph-rsid="00327318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007826" style:font-name="Arial" fo:font-size="11pt" style:text-underline-style="none" fo:font-weight="normal" officeooo:rsid="00328332" officeooo:paragraph-rsid="002d2719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007826" style:font-name="Arial" fo:font-size="11pt" style:text-underline-style="none" fo:font-weight="normal" officeooo:rsid="00328332" officeooo:paragraph-rsid="0028ee7b" style:font-size-asian="11pt" style:font-weight-asian="normal" style:font-size-complex="11pt" style:font-weight-complex="normal"/>
    </style:style>
    <style:style style:name="P21" style:family="paragraph" style:parent-style-name="Standard" style:master-page-name="">
      <loext:graphic-properties draw:fill="solid" draw:fill-color="#e6e6e6"/>
      <style:paragraph-properties fo:margin-left="0.5154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>
          <style:tab-stop style:position="-0.4953in"/>
        </style:tab-stops>
      </style:paragraph-properties>
      <style:text-properties fo:color="#007826" style:font-name="Arial" fo:font-size="11pt" style:text-underline-style="none" fo:font-weight="normal" officeooo:rsid="00328332" officeooo:paragraph-rsid="0027d8ae" style:font-size-asian="11pt" style:font-weight-asian="normal" style:font-size-complex="11pt" style:font-weight-complex="normal"/>
    </style:style>
    <style:style style:name="P22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officeooo:rsid="0020d671" officeooo:paragraph-rsid="0020d671" style:font-size-asian="28pt" style:font-weight-asian="bold" style:font-size-complex="28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fo:font-size="11pt" style:text-underline-style="none" fo:font-weight="normal" officeooo:rsid="0027d8ae" officeooo:paragraph-rsid="0027d8a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1d36" style:font-weight-asian="bold" style:font-weight-complex="bold"/>
    </style:style>
    <style:style style:name="T3" style:family="text">
      <style:text-properties fo:font-weight="bold" officeooo:rsid="00283ebe" style:font-weight-asian="bold" style:font-weight-complex="bold"/>
    </style:style>
    <style:style style:name="T4" style:family="text">
      <style:text-properties officeooo:rsid="001a565b"/>
    </style:style>
    <style:style style:name="T5" style:family="text">
      <style:text-properties officeooo:rsid="001cfa36"/>
    </style:style>
    <style:style style:name="T6" style:family="text">
      <style:text-properties officeooo:rsid="0025d13f"/>
    </style:style>
    <style:style style:name="T7" style:family="text">
      <style:text-properties officeooo:rsid="0027d8ae"/>
    </style:style>
    <style:style style:name="T8" style:family="text">
      <style:text-properties officeooo:rsid="002e1d36"/>
    </style:style>
    <style:style style:name="T9" style:family="text">
      <style:text-properties officeooo:rsid="003067a2"/>
    </style:style>
    <style:style style:name="T10" style:family="text">
      <style:text-properties officeooo:rsid="00327318"/>
    </style:style>
    <style:style style:name="T11" style:family="text">
      <style:text-properties fo:color="#7a0874" style:font-name="Arial" fo:font-weight="bold" officeooo:rsid="0029ef83"/>
    </style:style>
    <style:style style:name="T12" style:family="text">
      <style:text-properties fo:color="#007826" style:font-name="Arial" officeooo:rsid="00328332"/>
    </style:style>
    <style:style style:name="T13" style:family="text">
      <style:text-properties officeooo:rsid="0032e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pache</text:p>
      <text:p text:style-name="P1">1. <text:span text:style-name="T5">Install Apache</text:span></text:p>
      <text:p text:style-name="P15">$ <text:span text:style-name="T11">sudo apt-get install apache2</text:span></text:p>
      <text:p text:style-name="P1"/>
      <text:p text:style-name="P1"><text:span text:style-name="T4">2</text:span>. <text:span text:style-name="T6">Restart service</text:span></text:p>
      <text:p text:style-name="P13"><text:span text:style-name="T10">$ </text:span><text:span text:style-name="T11">sudo service apace2 restart</text:span></text:p>
      <text:p text:style-name="P4"/>
      <text:p text:style-name="P2"><text:span text:style-name="T5">3</text:span>. <text:span text:style-name="T7">Config</text:span></text:p>
      <text:p text:style-name="P23">Tell to the Apache that you want a new root. For example <text:span text:style-name="T1">/usr/local/programs/phpPgAdmin</text:span> by modifying the <text:span text:style-name="T1">/</text:span><text:span text:style-name="T3">etc/apache2/</text:span><text:span text:style-name="T1">apache2.conf </text:span>fájl</text:p>
      <text:p text:style-name="P21">&lt;Directory /usr/local/programs/&gt;</text:p>
      <text:p text:style-name="P17"><text:tab/>Options Indexes FollowsymLinks</text:p>
      <text:p text:style-name="P17"><text:tab/>AllowO<text:span text:style-name="T13">v</text:span>erride None</text:p>
      <text:p text:style-name="P17"><text:tab/>Require all denied</text:p>
      <text:p text:style-name="P18">&lt;/Directory&gt;</text:p>
      <text:p text:style-name="P11"/>
      <text:p text:style-name="P7">if you want to reach directly the /usr/local/programs/ then put the following row after the Directory tag</text:p>
      <text:p text:style-name="P19">Alias /programs/ „/usr/local/programs/”</text:p>
      <text:p text:style-name="P3"/>
      <text:p text:style-name="P8">if you <text:span text:style-name="T8">do forbid to see the file system then remove the </text:span><text:span text:style-name="T2">Indexes</text:span><text:span text:style-name="T8"> tag after the </text:span><text:span text:style-name="T2">Options</text:span><text:span text:style-name="T8"> option</text:span></text:p>
      <text:p text:style-name="P8"/>
      <text:p text:style-name="P9">To specify a new homepage root put a new file into /etc/apache2/sites-enabled directory called phpgadmin.conf</text:p>
      <text:p text:style-name="P20">&lt;VirtualHost *:80&gt;</text:p>
      <text:p text:style-name="P16"><text:span text:style-name="T12"><text:tab/>ServerAdmin </text:span><text:a xlink:type="simple" xlink:href="mailto:webmaster@localhost" text:style-name="Internet_20_link" text:visited-style-name="Visited_20_Internet_20_Link">webmaster@localhost</text:a></text:p>
      <text:p text:style-name="P20"><text:tab/>DocumentRoot /usr/local/programs/phpPgAdmin</text:p>
      <text:p text:style-name="P20"><text:tab/>&lt;Directory /usr/local/programs/phpPgAdmin&gt;</text:p>
      <text:p text:style-name="P20"><text:tab/><text:tab/>Options Indexes FollowSymLinks MultiViews</text:p>
      <text:p text:style-name="P20"><text:tab/><text:tab/>AllowOverride None</text:p>
      <text:p text:style-name="P20"><text:tab/><text:tab/>Order allow,deny</text:p>
      <text:p text:style-name="P20"><text:tab/><text:tab/>allow from, all</text:p>
      <text:p text:style-name="P20"><text:tab/>&lt;/Directory&gt;</text:p>
      <text:p text:style-name="P20"><text:tab/>ErrorLog ${APACHE_LOG_DIR}/error.log</text:p>
      <text:p text:style-name="P20"><text:tab/>CustomLog ${APACHE_LOG_DIR}/access.log combined</text:p>
      <text:p text:style-name="P20">&lt;/VirtualHost&gt;</text:p>
      <text:p text:style-name="P20">Alias /phpgadmin „/usr/local/programs/phpPgAdmin”</text:p>
      <text:p text:style-name="P2"/>
      <text:p text:style-name="P6">Restart the server</text:p>
      <text:p text:style-name="P14"><text:span text:style-name="T10">$ </text:span><text:span text:style-name="T11">sudo service apace2 restart</text:span></text:p>
      <text:p text:style-name="P5"/>
      <text:p text:style-name="P12">And now you can reach the new directory by put the following into the browser address line:</text:p>
      <text:p text:style-name="P10"><text:a xlink:type="simple" xlink:href="http://localhost/phpgadmin/" text:style-name="Internet_20_link" text:visited-style-name="Visited_20_Internet_20_Link"><text:span text:style-name="T9">http://</text:span></text:a><text:a xlink:type="simple" xlink:href="http://localhost/phpgadmin/" text:style-name="Internet_20_link" text:visited-style-name="Visited_20_Internet_20_Link">localhost/phpgadmi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6154in" fo:margin-bottom="0.575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09-17T16:01:11</meta:creation-date>
    <dc:date>2017-12-21T01:01:05.352616407</dc:date>
    <dc:language>hu-HU</dc:language>
    <meta:editing-cycles>179</meta:editing-cycles>
    <meta:editing-duration>P2DT3H37M55S</meta:editing-duration>
    <meta:document-statistic meta:table-count="0" meta:image-count="0" meta:object-count="0" meta:page-count="1" meta:paragraph-count="33" meta:word-count="156" meta:character-count="1262" meta:non-whitespace-character-count="1122"/>
    <meta:user-defined meta:name="Info 1"/>
    <meta:user-defined meta:name="Info 2"/>
    <meta:user-defined meta:name="Info 3"/>
    <meta:user-defined meta:name="Info 4"/>
  </office:meta>
</office:document-meta>
</file>